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3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423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12" style:family="graphic" style:parent-style-name="standard" style:list-style-name="L3">
      <style:graphic-properties draw:stroke="none" draw:fill="none" fo:min-height="4.25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54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23cm" fo:min-width="0cm"/>
    </style:style>
    <style:style style:name="gr15" style:family="graphic" style:parent-style-name="standard">
      <style:graphic-properties draw:stroke="none" draw:fill="none" fo:min-height="0.738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OpenSans" fo:font-size="18pt" fo:font-weight="normal" style:font-size-asian="24pt" style:font-weight-asian="bold" style:font-size-complex="24pt" style:font-weight-complex="bold"/>
    </style:style>
    <style:style style:name="P8" style:family="paragraph">
      <style:paragraph-properties fo:margin-left="0cm" fo:margin-right="0cm" fo:margin-top="0.4cm" fo:margin-bottom="0.4cm" fo:line-height="100%" fo:text-indent="0cm"/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.2cm" fo:margin-bottom="0.2cm" fo:line-height="100%" fo:text-indent="0cm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font-name="OpenSans" fo:font-size="18pt" fo:font-weight="normal" style:font-size-asian="24pt" style:font-weight-asian="bold" style:font-size-complex="24pt" style:font-weight-complex="bold" fo:hyphenate="false"/>
    </style:style>
    <style:style style:name="P12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.32cm" fo:margin-bottom="0.25cm" fo:line-height="100%" fo:text-indent="0cm"/>
      <style:text-properties fo:hyphenate="false"/>
    </style:style>
    <style:style style:name="P15" style:family="paragraph">
      <style:paragraph-properties fo:margin-left="0cm" fo:margin-right="0cm" fo:margin-top="0.42cm" fo:margin-bottom="0.35cm" fo:line-height="100%" fo:text-indent="0cm"/>
      <style:text-properties fo:hyphenate="false"/>
    </style:style>
    <style:style style:name="P16" style:family="paragraph">
      <loext:graphic-properties draw:fill="none"/>
      <style:paragraph-properties fo:margin-left="0cm" fo:margin-right="0cm" fo:margin-top="0.32cm" fo:margin-bottom="0.25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.5cm" fo:margin-bottom="0.5cm" fo:line-height="100%" fo:text-indent="0cm"/>
      <style:text-properties fo:hyphenate="false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 style:writing-mode="lr-tb"/>
      <style:text-properties style:font-name="OpenSans" fo:font-size="18pt" style:font-size-asian="18pt" style:font-size-complex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OpenSans" fo:font-size="18pt" fo:font-weight="normal" style:font-size-asian="24pt" style:font-weight-asian="bold" style:font-size-complex="24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10" style:family="text">
      <style:text-properties style:font-name="Open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Hashing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2"/></text:span><text:span text:style-name="T3">Hashing <text:s/>– Introduction(Part1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3.804cm" svg:height="1.237cm" svg:x="2cm" svg:y="4cm">
          <draw:text-box>
            <text:p xml:id="id2" text:id="id2"><text:span text:style-name="T6">What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4" draw:text-style-name="P7" draw:layer="layout" svg:width="25.4cm" svg:height="1.725cm" svg:x="2.1cm" svg:y="5.664cm">
          <draw:text-box>
            <text:p xml:id="id3" text:id="id3"><text:span text:style-name="T7">Hashing is a technique used for storing and retrieving information as quickly as possible.</text:span></text:p>
          </draw:text-box>
        </draw:frame>
        <draw:frame draw:style-name="gr3" draw:text-style-name="P6" draw:layer="layout" svg:width="3.804cm" svg:height="1.237cm" svg:x="2cm" svg:y="4.001cm">
          <draw:text-box>
            <text:p><text:span text:style-name="T6">What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4" draw:text-style-name="P7" draw:layer="layout" svg:width="25.4cm" svg:height="1.725cm" svg:x="2.1cm" svg:y="5.664cm">
          <draw:text-box>
            <text:p><text:span text:style-name="T7">Hashing is a technique used for storing and retrieving information as quickly as possible.</text:span></text:p>
          </draw:text-box>
        </draw:frame>
        <draw:frame draw:style-name="gr3" draw:text-style-name="P6" draw:layer="layout" svg:width="3.804cm" svg:height="1.237cm" svg:x="2cm" svg:y="4.001cm">
          <draw:text-box>
            <text:p><text:span text:style-name="T6">What ?</text:span></text:p>
          </draw:text-box>
        </draw:frame>
        <draw:frame draw:style-name="gr5" draw:text-style-name="P7" draw:layer="layout" svg:width="6.2cm" svg:height="1.125cm" svg:x="2cm" svg:y="7.8cm">
          <draw:text-box>
            <text:p xml:id="id4" text:id="id4"><text:span text:style-name="T7"><text:s/></text:span><text:span text:style-name="T7">Optimal Sear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6" draw:text-style-name="P6" draw:layer="layout" svg:width="3.6cm" svg:height="1.237cm" svg:x="1.7cm" svg:y="3.001cm">
          <draw:text-box>
            <text:p><text:span text:style-name="T6">Why ?</text:span></text:p>
          </draw:text-box>
        </draw:frame>
        <draw:frame draw:style-name="gr7" draw:text-style-name="P9" draw:layer="layout" svg:width="11.2cm" svg:height="6.673cm" svg:x="2.2cm" svg:y="4.564cm">
          <draw:text-box>
            <text:list text:style-name="L3">
              <text:list-item>
                <text:p xml:id="id5" text:id="id5" text:style-name="P8"><text:span text:style-name="T8">Searching Technique</text:span></text:p>
                <text:list>
                  <text:list-item>
                    <text:p xml:id="id6" text:id="id6" text:style-name="P8"><text:span text:style-name="T8">Linear <text:s/>Search : O(n)</text:span></text:p>
                  </text:list-item>
                  <text:list-item>
                    <text:p xml:id="id7" text:id="id7" text:style-name="P8"><text:span text:style-name="T8">Binary <text:s/>Search : O(logn)</text:span></text:p>
                    <text:p xml:id="id8" text:id="id8" text:style-name="P8"><text:span text:style-name="T8"><text:s text:c="4"/></text:span><text:span text:style-name="T8">Unsorted List : O(nlogn)</text:span></text:p>
                  </text:list-item>
                </text:list>
              </text:list-item>
              <text:list-item>
                <text:p xml:id="id9" text:id="id9" text:style-name="P8"><text:span text:style-name="T8">Tree</text:span></text:p>
              </text:list-item>
              <text:list-item>
                <text:p xml:id="id10" text:id="id10" text:style-name="P8"><text:span text:style-name="T8">Binary Search Tree : O(log 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6" draw:text-style-name="P6" draw:layer="layout" svg:width="3.6cm" svg:height="1.237cm" svg:x="1.7cm" svg:y="3.001cm">
          <draw:text-box>
            <text:p><text:span text:style-name="T6">Why ?</text:span></text:p>
          </draw:text-box>
        </draw:frame>
        <draw:frame draw:style-name="gr8" draw:text-style-name="P9" draw:layer="layout" svg:width="11.2cm" svg:height="6.673cm" svg:x="2.2cm" svg:y="4.564cm">
          <draw:text-box>
            <text:list text:style-name="L3">
              <text:list-item>
                <text:p text:style-name="P8"><text:span text:style-name="T8">Searching Technique</text:span></text:p>
                <text:list>
                  <text:list-item>
                    <text:p text:style-name="P8"><text:span text:style-name="T8">Linear <text:s/>Search : O(n)</text:span></text:p>
                  </text:list-item>
                  <text:list-item>
                    <text:p text:style-name="P8"><text:span text:style-name="T8">Binary <text:s/>Search : O(logn)</text:span></text:p>
                    <text:p text:style-name="P8"><text:span text:style-name="T8"><text:s text:c="4"/></text:span><text:span text:style-name="T8">Unsorted List : O(nlogn)</text:span></text:p>
                  </text:list-item>
                </text:list>
              </text:list-item>
              <text:list-item>
                <text:p text:style-name="P8"><text:span text:style-name="T8">Tree</text:span></text:p>
              </text:list-item>
              <text:list-item>
                <text:p text:style-name="P8"><text:span text:style-name="T8">Binary Search Tree : O(log n)</text:span></text:p>
              </text:list-item>
            </text:list>
          </draw:text-box>
        </draw:frame>
        <draw:frame draw:style-name="gr9" draw:text-style-name="P11" draw:layer="layout" svg:width="7.2cm" svg:height="3.599cm" svg:x="15.4cm" svg:y="4.539cm">
          <draw:text-box>
            <text:list text:style-name="L3">
              <text:list-item>
                <text:p text:style-name="P10"><text:span text:style-name="T8">Insert <text:s text:c="3"/>Element</text:span></text:p>
              </text:list-item>
              <text:list-item>
                <text:p text:style-name="P10"><text:span text:style-name="T8">Search <text:s text:c="2"/>Element</text:span></text:p>
              </text:list-item>
              <text:list-item>
                <text:p text:style-name="P10"><text:span text:style-name="T8">Delete <text:s text:c="2"/>Element</text:span></text:p>
              </text:list-item>
            </text:list>
          </draw:text-box>
        </draw:frame>
        <draw:frame draw:style-name="gr10" draw:text-style-name="P11" draw:layer="layout" svg:width="3.4cm" svg:height="1.062cm" svg:x="21.4cm" svg:y="5.5cm">
          <draw:text-box>
            <text:list text:style-name="L3">
              <text:list-header>
                <text:p xml:id="id11" text:id="id11" text:style-name="P10"><text:span text:style-name="T8">= O(1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6" draw:text-style-name="P6" draw:layer="layout" svg:width="7.8cm" svg:height="1.237cm" svg:x="1.4cm" svg:y="3cm">
          <draw:text-box>
            <text:p><text:span text:style-name="T6">Example</text:span></text:p>
          </draw:text-box>
        </draw:frame>
        <draw:frame draw:style-name="gr11" draw:text-style-name="P13" draw:layer="layout" svg:width="6.2cm" svg:height="2.299cm" svg:x="1.6cm" svg:y="4.501cm">
          <draw:text-box>
            <text:list text:style-name="L3">
              <text:list-item>
                <text:p xml:id="id12" text:id="id12" text:style-name="P12"><text:span text:style-name="T8">Universities</text:span></text:p>
              </text:list-item>
              <text:list-item>
                <text:p xml:id="id13" text:id="id13" text:style-name="P12"><text:span text:style-name="T8">Library</text:span></text:p>
              </text:list-item>
            </text:list>
          </draw:text-box>
        </draw:frame>
        <draw:frame draw:style-name="gr12" draw:text-style-name="P16" draw:layer="layout" svg:width="26cm" svg:height="4.5cm" svg:x="1.6cm" svg:y="7.1cm">
          <draw:text-box>
            <text:list text:style-name="L3">
              <text:list-item>
                <text:p xml:id="id14" text:id="id14" text:style-name="P14"><text:span text:style-name="T9"><text:s/></text:span><text:span text:style-name="T9">In both these examples the students and books were hashed to a unique</text:span></text:p>
                <text:p xml:id="id15" text:id="id15" text:style-name="P14"><text:span text:style-name="T9"><text:s/></text:span><text:span text:style-name="T9">number.</text:span></text:p>
              </text:list-item>
              <text:list-item>
                <text:p xml:id="id16" text:id="id16" text:style-name="P15"><text:span text:style-name="T9">In hashing, large keys are converted into small keys by using hash functions.</text:span></text:p>
              </text:list-item>
              <text:list-item>
                <text:p xml:id="id17" text:id="id17" text:style-name="P15"><text:span text:style-name="T9">The values are then stored in a data structure called hash tabl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6" draw:text-style-name="P6" draw:layer="layout" svg:width="7.8cm" svg:height="1.237cm" svg:x="1.4cm" svg:y="3.437cm">
          <draw:text-box>
            <text:p><text:span text:style-name="T6">Components</text:span></text:p>
          </draw:text-box>
        </draw:frame>
        <draw:frame draw:style-name="gr13" draw:text-style-name="P17" draw:layer="layout" svg:width="11.6cm" svg:height="3.799cm" svg:x="2.4cm" svg:y="5.1cm">
          <draw:text-box>
            <text:list text:style-name="L3">
              <text:list-item>
                <text:p xml:id="id18" text:id="id18" text:style-name="P10"><text:span text:style-name="T8">Hash Table</text:span></text:p>
              </text:list-item>
              <text:list-item>
                <text:p xml:id="id19" text:id="id19" text:style-name="P10"><text:span text:style-name="T8">Hash Function</text:span></text:p>
              </text:list-item>
              <text:list-item>
                <text:p xml:id="id20" text:id="id20" text:style-name="P10"><text:span text:style-name="T8">Collision</text:span></text:p>
              </text:list-item>
              <text:list-item>
                <text:p xml:id="id21" text:id="id21" text:style-name="P10"><text:span text:style-name="T8">Collision Resolution Techniqu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Introduction</text:span></text:p>
          </draw:text-box>
        </draw:frame>
        <draw:frame draw:style-name="gr6" draw:text-style-name="P6" draw:layer="layout" svg:width="5.9cm" svg:height="1.237cm" svg:x="1.7cm" svg:y="3.001cm">
          <draw:text-box>
            <text:p><text:span text:style-name="T6">Where ?</text:span></text:p>
          </draw:text-box>
        </draw:frame>
        <draw:frame draw:style-name="gr14" draw:text-style-name="P11" draw:layer="layout" svg:width="14cm" svg:height="7.173cm" svg:x="2.6cm" svg:y="6.1cm">
          <draw:text-box>
            <text:list text:style-name="L3">
              <text:list-item>
                <text:p xml:id="id23" text:id="id23" text:style-name="P18"><text:span text:style-name="T8"><text:s/></text:span><text:span text:style-name="T8">Object representation</text:span></text:p>
              </text:list-item>
              <text:list-item>
                <text:p xml:id="id24" text:id="id24" text:style-name="P18"><text:span text:style-name="T8"><text:s/></text:span><text:span text:style-name="T8">Linking File name and path together</text:span></text:p>
              </text:list-item>
              <text:list-item>
                <text:p xml:id="id25" text:id="id25" text:style-name="P18"><text:span text:style-name="T8"><text:s/></text:span><text:span text:style-name="T8">Symbolic Tables</text:span></text:p>
              </text:list-item>
              <text:list-item>
                <text:p xml:id="id26" text:id="id26" text:style-name="P18"><text:span text:style-name="T8"><text:s/></text:span><text:span text:style-name="T8">Process Tables</text:span></text:p>
              </text:list-item>
              <text:list-item>
                <text:p xml:id="id27" text:id="id27" text:style-name="P18"><text:span text:style-name="T8"><text:s/></text:span><text:span text:style-name="T8">Compiler Operation</text:span></text:p>
                <text:p text:style-name="P10"><text:span text:style-name="T8"/></text:p>
              </text:list-item>
            </text:list>
          </draw:text-box>
        </draw:frame>
        <draw:frame draw:style-name="gr15" draw:text-style-name="P20" draw:layer="layout" svg:width="10.897cm" svg:height="0.988cm" svg:x="2.603cm" svg:y="4.6cm">
          <draw:text-box>
            <text:p xml:id="id22" text:id="id22" text:style-name="P19"><text:span text:style-name="T10">Hashing provides constant tim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tab/></text:span><text:span text:style-name="T3"> </text:span><text:span text:style-name="T3">Hashing - Introduction(Part 2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2DT21H45M48S</meta:editing-duration>
    <meta:editing-cycles>162</meta:editing-cycles>
    <meta:generator>LibreOffice/6.0.7.3$Linux_X86_64 LibreOffice_project/00m0$Build-3</meta:generator>
    <dc:title>Bright Blue</dc:title>
    <dc:date>2020-08-25T15:50:34.886337482</dc:date>
    <meta:document-statistic meta:object-count="141"/>
    <meta:template xlink:type="simple" xlink:actuate="onRequest" xlink:title="Bright Blue" xlink:href="../../Queue/Introduction/R05_Flowchart.odp" meta:date="2020-04-08T20:36:48.497255069"/>
  </office:meta>
</office:document-meta>
</file>